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Noto Sans1" svg:font-family="'Noto Sans'" style:font-family-generic="swiss" style:font-pitch="variable"/>
    <style:font-face style:name="Noto Sans Black" svg:font-family="'Noto Sans Black'" style:font-family-generic="swiss" style:font-pitch="variable"/>
    <style:font-face style:name="Noto Sans Regular" svg:font-family="'Noto Sans Regular'" style:font-family-generic="swiss" style:font-pitch="variable"/>
    <style:font-face style:name="Noto Sans SemiBold" svg:font-family="'Noto Sans SemiBold'" style:font-family-generic="swiss" style:font-pitch="variable"/>
    <style:font-face style:name="Noto Sans SemiBold1" svg:font-family="'Noto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Midnightblue1-title">
      <style:graphic-properties draw:auto-grow-height="true" fo:min-height="2.664cm"/>
      <style:paragraph-properties style:writing-mode="lr-tb"/>
    </style:style>
    <style:style style:name="pr2" style:family="presentation" style:parent-style-name="Midnightblue1-subtitle">
      <style:graphic-properties draw:fill-color="#ffffff" draw:auto-grow-height="true" fo:min-height="5.502cm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Midnightblue-title">
      <style:graphic-properties fo:min-height="2.413cm"/>
      <style:paragraph-properties style:writing-mode="lr-tb"/>
    </style:style>
    <style:style style:name="pr5" style:family="presentation" style:parent-style-name="Midnightblue-outline1">
      <style:graphic-properties fo:min-height="13.75cm"/>
      <style:paragraph-properties style:writing-mode="lr-tb"/>
    </style:style>
    <style:style style:name="pr6" style:family="presentation" style:parent-style-name="Midnightblue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Midnightblue-title">
      <style:graphic-properties fo:min-height="2.414cm"/>
      <style:paragraph-properties style:writing-mode="lr-tb"/>
    </style:style>
    <style:style style:name="pr8" style:family="presentation" style:parent-style-name="Midnightblue-outline1">
      <style:graphic-properties fo:min-height="13.75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text-properties fo:font-size="22pt"/>
    </style:style>
    <style:style style:name="P3" style:family="paragraph">
      <loext:graphic-properties draw:fill-color="#ffffff"/>
      <style:paragraph-properties style:writing-mode="lr-tb"/>
      <style:text-properties fo:font-size="22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line-height="200%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font-size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1" draw:layer="layout" svg:width="25.992cm" svg:height="2.664cm" svg:x="0.999cm" svg:y="10.503cm" presentation:class="title" presentation:user-transformed="true">
          <draw:text-box>
            <text:p>VERBAL COMMUNICATION</text:p>
          </draw:text-box>
        </draw:frame>
        <draw:frame presentation:style-name="pr2" draw:text-style-name="P3" draw:layer="layout" svg:width="25.992cm" svg:height="5.502cm" svg:x="0.999cm" svg:y="14.504cm" presentation:class="subtitle">
          <draw:text-box>
            <text:p text:style-name="P2"><text:span text:style-name="T1">BY:NAJAM ALI ABASS</text:span></text:p>
            <text:p text:style-name="P2"><text:span text:style-name="T1">P20-0471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5.992cm" svg:height="2.664cm" svg:x="0.999cm" svg:y="0.837cm" presentation:class="title" presentation:user-transformed="true">
          <draw:text-box>
            <text:p>DEFINITION</text:p>
          </draw:text-box>
        </draw:frame>
        <draw:frame presentation:style-name="pr5" draw:text-style-name="P1" draw:layer="layout" svg:width="25.992cm" svg:height="14.004cm" svg:x="0.999cm" svg:y="5.501cm" presentation:class="outline" presentation:user-transformed="true">
          <draw:text-box>
            <text:list text:style-name="L2">
              <text:list-item>
                <text:p>Verbal communication means communication through spoken and written words. It implies use of words which makes language.</text:p>
              </text:list-item>
              <text:list-item>
                <text:p><text:s/>It is the ability to communication by using word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7" draw:text-style-name="P1" draw:layer="layout" svg:width="25.992cm" svg:height="2.664cm" svg:x="0.999cm" svg:y="0.837cm" presentation:class="title">
          <draw:text-box>
            <text:p><text:s text:c="22"/>Types </text:p>
          </draw:text-box>
        </draw:frame>
        <draw:frame presentation:style-name="pr8" draw:text-style-name="P1" draw:layer="layout" svg:width="25.992cm" svg:height="14.004cm" svg:x="0.999cm" svg:y="5.501cm" presentation:class="outline">
          <draw:text-box>
            <text:list text:style-name="L2">
              <text:list-item>
                <text:p text:style-name="P5">Oral communication </text:p>
              </text:list-item>
              <text:list-item>
                <text:p>Written communication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5.992cm" svg:height="2.664cm" svg:x="0.999cm" svg:y="0.837cm" presentation:class="title">
          <draw:text-box>
            <text:p>ADVANTAGES</text:p>
          </draw:text-box>
        </draw:frame>
        <draw:frame presentation:style-name="pr5" draw:text-style-name="P1" draw:layer="layout" svg:width="25.992cm" svg:height="14.004cm" svg:x="0.999cm" svg:y="5.501cm" presentation:class="outline" presentation:user-transformed="true">
          <draw:text-box>
            <text:list text:style-name="L2">
              <text:list-item>
                <text:p><text:s/>Immediate Feedback</text:p>
              </text:list-item>
              <text:list-item>
                <text:p><text:s/>Time Saving</text:p>
              </text:list-item>
              <text:list-item>
                <text:p><text:s/>Economical</text:p>
              </text:list-item>
              <text:list-item>
                <text:p><text:s/>Personal Touch</text:p>
              </text:list-item>
              <text:list-item>
                <text:p><text:s/>Secrecy</text:p>
              </text:list-item>
              <text:list-item>
                <text:p><text:s/>Group Communicatio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5.992cm" svg:height="2.664cm" svg:x="0.999cm" svg:y="0.837cm" presentation:class="title">
          <draw:text-box>
            <text:p>DISADVANTAGES</text:p>
          </draw:text-box>
        </draw:frame>
        <draw:frame presentation:style-name="pr5" draw:text-style-name="P1" draw:layer="layout" svg:width="25.992cm" svg:height="14.004cm" svg:x="0.999cm" svg:y="5.501cm" presentation:class="outline">
          <draw:text-box>
            <text:list text:style-name="L2">
              <text:list-item>
                <text:p text:style-name="P1">Poor Retention</text:p>
              </text:list-item>
              <text:list-item>
                <text:p text:style-name="P1">No Records</text:p>
              </text:list-item>
              <text:list-item>
                <text:p text:style-name="P1">Time Consuming</text:p>
              </text:list-item>
              <text:list-item>
                <text:p text:style-name="P1">Misunderstanding</text:p>
              </text:list-item>
              <text:list-item>
                <text:p text:style-name="P1">Unsuitable for Lengthy messages</text:p>
              </text:list-item>
              <text:list-item>
                <text:p text:style-name="P1">Lack of Responsibility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7" draw:text-style-name="P1" draw:layer="layout" svg:width="25.992cm" svg:height="2.664cm" svg:x="0.999cm" svg:y="0.837cm" presentation:class="title">
          <draw:text-box>
            <text:p>Why it is important?</text:p>
          </draw:text-box>
        </draw:frame>
        <draw:frame presentation:style-name="pr8" draw:text-style-name="P1" draw:layer="layout" svg:width="25.992cm" svg:height="14.004cm" svg:x="0.999cm" svg:y="5.501cm" presentation:class="outline" presentation:user-transformed="true">
          <draw:text-box>
            <text:list text:style-name="L2">
              <text:list-item>
                <text:p text:style-name="P1">Successful job relationship</text:p>
              </text:list-item>
              <text:list-item>
                <text:p text:style-name="P1">Personal relations</text:p>
              </text:list-item>
              <text:list-item>
                <text:p text:style-name="P1">Clarification </text:p>
              </text:list-item>
              <text:list-item>
                <text:p text:style-name="P1">Use to correct a wrong because powerful words are better than actions</text:p>
                <text:p text:style-name="P1"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Noto Sans1" svg:font-family="'Noto Sans'" style:font-family-generic="swiss" style:font-pitch="variable"/>
    <style:font-face style:name="Noto Sans Black" svg:font-family="'Noto Sans Black'" style:font-family-generic="swiss" style:font-pitch="variable"/>
    <style:font-face style:name="Noto Sans Regular" svg:font-family="'Noto Sans Regular'" style:font-family-generic="swiss" style:font-pitch="variable"/>
    <style:font-face style:name="Noto Sans SemiBold" svg:font-family="'Noto Sans SemiBold'" style:font-family-generic="swiss" style:font-pitch="variable"/>
    <style:font-face style:name="Noto Sans SemiBold1" svg:font-family="'Noto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Noto Sans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fffff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Noto Sans Regular" fo:font-family="'Noto Sans Regular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Noto Sans Black" fo:font-family="'Noto Sans Black'" style:font-family-generic="swiss" style:font-pitch="variable" fo:font-size="44pt" fo:font-weight="900" style:font-size-asian="44pt" style:font-weight-asian="900" style:font-size-complex="44pt" style:font-weight-complex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Noto Sans SemiBold1" fo:font-family="'Noto Sans SemiBold'" style:font-style-name="Semibold" style:font-family-generic="swiss" style:font-pitch="variable" fo:font-size="18pt" fo:font-weight="600" style:font-size-asian="18pt" style:font-weight-asian="600" style:font-size-complex="18pt" style:font-weight-complex="600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2pt" style:font-size-complex="12pt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Noto Sans Black" fo:font-family="'Noto Sans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Regular" fo:font-family="'Noto Sans Regular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Noto Sans SemiBold1" fo:font-family="'Noto Sans SemiBold'" style:font-style-name="Semibold" style:font-family-generic="swiss" style:font-pitch="variable" fo:font-size="32pt" fo:font-style="normal" fo:text-shadow="none" style:text-underline-style="none" fo:font-weight="600" style:letter-kerning="true" style:font-size-asian="32pt" style:font-style-asian="normal" style:font-weight-asian="600" style:font-size-complex="32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Noto Sans Regular" fo:font-family="'Noto Sans Regular'" style:font-family-generic="swiss" style:font-pitch="variable" fo:font-size="28pt" fo:font-weight="normal" style:font-size-asian="28pt" style:font-weight-asian="normal" style:font-size-complex="28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Noto Sans Regular" fo:font-family="'Noto Sans Regular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" fo:font-family="'Noto Sans Black'" style:font-family-generic="swiss" style:font-pitch="variable" fo:font-size="36pt" fo:font-style="normal" fo:text-shadow="none" style:text-underline-style="none" fo:font-weight="900" style:letter-kerning="true" style:font-size-asian="36pt" style:font-style-asian="normal" style:font-weight-asian="900" style:font-size-complex="36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Noto Sans Black" fo:font-family="'Noto Sans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Noto Sans Regular" fo:font-family="'Noto Sans Regular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Noto Sans Regular" fo:font-family="'Noto Sans Regular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Noto Sans Regular" fo:font-family="'Noto Sans Regular'" style:font-family-generic="swiss" style:font-pitch="variable" fo:font-size="20pt" fo:font-weight="normal" style:font-size-asian="20pt" style:font-weight-asian="normal" style:font-size-complex="20pt" style:font-weight-complex="normal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20pt" style:font-size-complex="20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 style:font-size-asian="20pt" style:font-size-complex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Noto Sans Regular" fo:font-family="'Noto Sans Regular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" fo:font-family="'Noto Sans Black'" style:font-family-generic="swiss" style:font-pitch="variable" fo:font-size="36pt" fo:font-style="normal" fo:text-shadow="none" style:text-underline-style="none" fo:font-weight="900" style:letter-kerning="true" style:font-size-asian="36pt" style:font-style-asian="normal" style:font-weight-asian="900" style:font-size-complex="36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Noto Sans Black" fo:font-family="'Noto Sans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Regular" fo:font-family="'Noto Sans Regular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Noto Sans Regular" fo:font-family="'Noto Sans Regular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Noto Sans Regular" fo:font-family="'Noto Sans Regular'" style:font-family-generic="swiss" style:font-pitch="variable" fo:font-size="20pt" fo:font-weight="normal" style:font-size-asian="20pt" style:font-weight-asian="normal" style:font-size-complex="20pt" style:font-weight-complex="normal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20pt" style:font-size-complex="20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 style:font-size-asian="20pt" style:font-size-complex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Noto Sans Regular" fo:font-family="'Noto Sans Regular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Noto Sans Black" fo:font-family="'Noto Sans Black'" style:font-family-generic="swiss" style:font-pitch="variable" fo:font-size="36pt" fo:font-style="normal" fo:text-shadow="none" style:text-underline-style="none" fo:font-weight="900" style:letter-kerning="true" style:font-size-asian="36pt" style:font-style-asian="normal" style:font-weight-asian="900" style:font-size-complex="36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3.754cm" fo:min-width="27.491cm"/>
    </style:style>
    <style:style style:name="Mgr4" style:family="graphic" style:parent-style-name="standard">
      <style:graphic-properties draw:stroke="none" draw:fill-color="#ffffff" draw:textarea-vertical-align="middle" draw:auto-grow-height="false" fo:min-height="6.753cm" fo:min-width="13.497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7.991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01cm" fo:min-width="27.991cm"/>
    </style:style>
    <style:style style:name="Mpr3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 style:writing-mode="lr-tb"/>
    </style:style>
    <style:style style:name="MP7" style:family="paragraph">
      <loext:graphic-properties draw:fill="none"/>
      <style:paragraph-properties fo:text-align="start" style:writing-mode="lr-tb"/>
    </style:style>
    <style:style style:name="MP8" style:family="paragraph">
      <style:paragraph-properties fo:text-align="center" style:writing-mode="lr-tb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 style:writing-mode="lr-tb"/>
    </style:style>
    <style:style style:name="MP11" style:family="paragraph">
      <style:paragraph-properties style:writing-mode="lr-tb"/>
      <style:text-properties style:use-window-font-color="true" fo:font-size="14pt" style:font-size-asian="14pt" style:font-size-complex="14pt"/>
    </style:style>
    <style:style style:name="MP12" style:family="paragraph">
      <loext:graphic-properties draw:fill="none" draw:fill-color="#ffffff"/>
      <style:paragraph-properties style:writing-mode="lr-tb"/>
      <style:text-properties style:use-window-font-color="true" fo:font-size="14pt" style:font-size-asian="14pt" style:font-size-complex="14pt"/>
    </style:style>
    <style:style style:name="MP13" style:family="paragraph">
      <style:paragraph-properties fo:text-align="end" style:writing-mode="lr-tb"/>
      <style:text-properties style:use-window-font-color="true"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end" style:writing-mode="lr-tb"/>
      <style:text-properties style:use-window-font-color="true" fo:font-size="14pt" style:font-size-asian="14pt" style:font-size-complex="14pt"/>
    </style:style>
    <style:style style:name="MP15" style:family="paragraph">
      <style:paragraph-properties style:writing-mode="lr-tb"/>
      <style:text-properties fo:color="#000000" fo:font-size="14pt" style:font-size-asian="14pt" style:font-size-complex="14pt"/>
    </style:style>
    <style:style style:name="MP16" style:family="paragraph">
      <loext:graphic-properties draw:fill="none" draw:fill-color="#ffffff"/>
      <style:paragraph-properties style:writing-mode="lr-tb"/>
      <style:text-properties fo:color="#000000" fo:font-size="14pt" style:font-size-asian="14pt" style:font-size-complex="14pt"/>
    </style:style>
    <style:style style:name="MP17" style:family="paragraph">
      <style:paragraph-properties fo:text-align="end" style:writing-mode="lr-tb"/>
      <style:text-properties fo:color="#000000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 style:writing-mode="lr-tb"/>
      <style:text-properties fo:color="#000000" fo:font-size="14pt" style:font-size-asian="14pt" style:font-size-complex="14pt"/>
    </style:style>
    <style:style style:name="MP19" style:family="paragraph">
      <loext:graphic-properties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fo:font-size="14pt" style:font-size-asian="14pt" style:font-size-complex="14pt"/>
    </style:style>
    <style:style style:name="MT3" style:family="text">
      <style:text-properties fo:color="#000000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53cm" svg:x="1cm" svg:y="2.896cm"/>
      <draw:page-thumbnail draw:layer="backgroundobjects" svg:width="8.999cm" svg:height="6.753cm" svg:x="1cm" svg:y="11.472cm"/>
      <draw:page-thumbnail draw:layer="backgroundobjects" svg:width="8.999cm" svg:height="6.753cm" svg:x="1cm" svg:y="20.048cm"/>
      <draw:page-thumbnail draw:layer="backgroundobjects" svg:width="8.999cm" svg:height="6.753cm" svg:x="11cm" svg:y="2.896cm"/>
      <draw:page-thumbnail draw:layer="backgroundobjects" svg:width="8.999cm" svg:height="6.753cm" svg:x="11cm" svg:y="11.472cm"/>
      <draw:page-thumbnail draw:layer="backgroundobjects" svg:width="8.999cm" svg:height="6.753cm" svg:x="11cm" svg:y="20.048cm"/>
    </style:handout-master>
    <style:master-page style:name="Midnightblue" style:page-layout-name="PM1" draw:style-name="Mdp1">
      <office:forms form:automatic-focus="false" form:apply-design-mode="false"/>
      <draw:custom-shape presentation:style-name="Mpr1" draw:text-style-name="MP5" draw:layer="backgroundobjects" svg:width="27.991cm" svg:height="1cm" svg:x="0cm" svg:y="20.00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7.991cm" svg:height="4.501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5.992cm" svg:height="2.664cm" svg:x="0.999cm" svg:y="0.837cm" presentation:class="title" presentation:placeholder="true">
        <draw:text-box/>
      </draw:frame>
      <draw:frame presentation:style-name="Midnightblue-outline1" draw:layer="backgroundobjects" svg:width="25.992cm" svg:height="14.004cm" svg:x="0.999cm" svg:y="5.501cm" presentation:class="outline" presentation:placeholder="true">
        <draw:text-box/>
      </draw:frame>
      <draw:frame presentation:style-name="Mpr3" draw:text-style-name="MP7" draw:layer="backgroundobjects" svg:width="7.997cm" svg:height="1cm" svg:x="0.999cm" svg:y="20.005cm" presentation:class="date-time">
        <draw:text-box>
          <text:p text:style-name="MP6"><presentation:date-time/></text:p>
        </draw:text-box>
      </draw:frame>
      <draw:frame presentation:style-name="Mpr3" draw:text-style-name="MP7" draw:layer="backgroundobjects" svg:width="8.997cm" svg:height="1cm" svg:x="9.496cm" svg:y="20.005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41cm" svg:y="19.15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1.999cm" svg:height="2.001cm" svg:x="25.491cm" svg:y="18.905cm" presentation:class="page-number">
        <draw:text-box>
          <text:p text:style-name="MP8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6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7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7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office:forms form:automatic-focus="false" form:apply-design-mode="false"/>
      <draw:custom-shape draw:style-name="Mgr3" draw:text-style-name="MP9" draw:layer="backgroundobjects" svg:width="27.991cm" svg:height="14.00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5.992cm" svg:height="2.664cm" svg:x="0.999cm" svg:y="10.503cm" presentation:class="title" presentation:placeholder="true">
        <draw:text-box/>
      </draw:frame>
      <draw:frame presentation:style-name="Midnightblue1-outline1" draw:layer="backgroundobjects" svg:width="25.992cm" svg:height="5.502cm" svg:x="0.999cm" svg:y="14.504cm" presentation:class="outline" presentation:placeholder="true">
        <draw:text-box/>
      </draw:frame>
      <draw:frame presentation:style-name="Mpr8" draw:text-style-name="MP7" draw:layer="backgroundobjects" svg:width="7.997cm" svg:height="1cm" svg:x="0.999cm" svg:y="20.005cm" presentation:class="date-time">
        <draw:text-box>
          <text:p text:style-name="MP6"><presentation:date-time/></text:p>
        </draw:text-box>
      </draw:frame>
      <draw:frame presentation:style-name="Mpr8" draw:text-style-name="MP7" draw:layer="backgroundobjects" svg:width="8.997cm" svg:height="1cm" svg:x="9.496cm" svg:y="20.005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1.999cm" svg:height="2.001cm" svg:x="25.491cm" svg:y="18.905cm" presentation:class="page-number">
        <draw:text-box>
          <text:p text:style-name="MP8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0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1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1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office:forms form:automatic-focus="false" form:apply-design-mode="false"/>
      <draw:custom-shape draw:style-name="Mgr4" draw:text-style-name="MP19" draw:layer="backgroundobjects" svg:width="13.996cm" svg:height="7.002cm" svg:x="6.997cm" svg:y="7.002cm">
        <text:p/>
        <draw:enhanced-geometry svg:viewBox="0 0 21600 21600" draw:glue-points="10800 0 0 10800 10800 21600 21600 10800 ?f40 ?f41" draw:text-areas="0 0 21600 21600" draw:type="rectangular-callout" draw:modifiers="1567.87883117811 35452.006283021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2.996cm" svg:height="6.002cm" svg:x="7.497cm" svg:y="7.502cm" presentation:class="title" presentation:placeholder="true">
        <draw:text-box/>
      </draw:frame>
      <draw:frame presentation:style-name="Midnightblue2-outline1" draw:layer="backgroundobjects" svg:width="17.494cm" svg:height="6.002cm" svg:x="9.496cm" svg:y="14.004cm" presentation:class="outline" presentation:placeholder="true">
        <draw:text-box/>
      </draw:frame>
      <draw:frame presentation:style-name="Mpr12" draw:text-style-name="MP7" draw:layer="backgroundobjects" svg:width="7.997cm" svg:height="1cm" svg:x="0.999cm" svg:y="20.005cm" presentation:class="date-time">
        <draw:text-box>
          <text:p text:style-name="MP6"><presentation:date-time/></text:p>
        </draw:text-box>
      </draw:frame>
      <draw:frame presentation:style-name="Mpr12" draw:text-style-name="MP7" draw:layer="backgroundobjects" svg:width="8.997cm" svg:height="1cm" svg:x="9.496cm" svg:y="20.005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1.999cm" svg:height="2.001cm" svg:x="25.491cm" svg:y="18.905cm" presentation:class="page-number">
        <draw:text-box>
          <text:p text:style-name="MP8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4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5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5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24T14:34:19.686890276</meta:creation-date>
    <meta:editing-duration>PT6H1M47S</meta:editing-duration>
    <meta:editing-cycles>4</meta:editing-cycles>
    <meta:generator>LibreOffice/6.4.6.2$Linux_X86_64 LibreOffice_project/40$Build-2</meta:generator>
    <dc:title>Midnightblue</dc:title>
    <dc:date>2021-04-25T17:46:33.662102978</dc:date>
    <meta:document-statistic meta:object-count="72"/>
  </office:meta>
</office:document-meta>
</file>